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normal" officeooo:rsid="00093eac" officeooo:paragraph-rsid="000f65ca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93eac" officeooo:paragraph-rsid="000f65c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93eac" officeooo:paragraph-rsid="000f65c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paragraph-rsid="000f65ca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3eac" officeooo:paragraph-rsid="000f65c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f65ca" officeooo:paragraph-rsid="000f65ca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093eac" officeooo:paragraph-rsid="000f65c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93eac" officeooo:paragraph-rsid="000f65ca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4pt" fo:font-weight="normal" officeooo:rsid="000f65ca" officeooo:paragraph-rsid="000f65ca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style:text-underline-style="none" officeooo:paragraph-rsid="000f65ca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T1" style:family="text">
      <style:text-properties officeooo:rsid="000f65ca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fo:font-weight="normal" officeooo:rsid="000f65ca" style:text-blinking="false" fo:background-color="transparent" loext:char-shading-value="0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0f65ca" style:text-blinking="false" fo:background-color="transparent" loext:char-shading-value="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1pt" fo:font-style="normal" fo:font-weight="normal" officeooo:rsid="000f65ca" style:text-blinking="false" fo:background-color="transparent" loext:char-shading-value="0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officeooo:rsid="00093eac" style:font-size-asian="18pt" style:font-weight-asian="bold" style:font-size-complex="18pt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ngs we have learnt:</text:p>
      <text:p text:style-name="P8"/>
      <text:p text:style-name="P3">Day-<text:span text:style-name="T1">1</text:span>:</text:p>
      <text:p text:style-name="P6">Python-tutorial:-</text:p>
      <text:p text:style-name="P8"><text:a xlink:type="simple" xlink:href="https://www.tutorialspoint.com/python/python_environment.htm" text:style-name="Internet_20_link" text:visited-style-name="Visited_20_Internet_20_Link">https://www.tutorialspoint.com/python/python_environment.htm</text:a></text:p>
      <text:p text:style-name="P8"/>
      <text:p text:style-name="P3">Day-2:</text:p>
      <text:p text:style-name="P6">Iris-dataset</text:p>
      <text:p text:style-name="P11"><text:a xlink:type="simple" xlink:href="https://archive.ics.uci.edu/ml/datasets/iris" text:style-name="Internet_20_link" text:visited-style-name="Visited_20_Internet_20_Link"><text:span text:style-name="T3">https://archive.ics.uci.edu/ml/datasets/iris</text:span></text:a></text:p>
      <text:p text:style-name="P6">Precog publications:-</text:p>
      <text:p text:style-name="P9"><text:bookmark text:name="docs-internal-guid-b5a8c094-e13a-cd07-2c44-86a17963bc2b"/><text:a xlink:type="simple" xlink:href="http://precog.iiitd.edu.in/publications.html" text:style-name="Internet_20_link" text:visited-style-name="Visited_20_Internet_20_Link"><text:span text:style-name="T5">http://precog.iiitd.edu.in/publications.html</text:span></text:a></text:p>
      <text:p text:style-name="P10"><text:span text:style-name="T7">Data-visualization:-</text:span><text:bookmark text:name="docs-internal-guid-b5a8c094-e13c-401b-a689-dbe8fcd737bc"/></text:p>
      <text:p text:style-name="P11"><text:a xlink:type="simple" xlink:href="https://www.highcharts.com/" text:style-name="Internet_20_link" text:visited-style-name="Visited_20_Internet_20_Link"><text:span text:style-name="T3">https://www.highcharts.com/</text:span></text:a></text:p>
      <text:p text:style-name="P9"><text:span text:style-name="T5"/></text:p>
      <text:p text:style-name="P3">Day-3:</text:p>
      <text:p text:style-name="P3"><text:bookmark text:name="docs-internal-guid-61a0541c-e13e-de6d-df0b-acf3d0899971"/><text:a xlink:type="simple" xlink:href="https://www.latex-project.org/" text:style-name="Internet_20_link" text:visited-style-name="Visited_20_Internet_20_Link"><text:span text:style-name="T3">https://www.latex-project.org/</text:span></text:a></text:p>
      <text:p text:style-name="P3"/>
      <text:p text:style-name="P8"/>
      <text:p text:style-name="P4"><text:span text:style-name="T13">Day-4:</text:span><text:bookmark text:name="docs-internal-guid-57af18e0-e13d-f8fa-43c1-1f2496aba08b"/><text:span text:style-name="T8">Cross validation</text:span></text:p>
      <text:p text:style-name="P11"><text:a xlink:type="simple" xlink:href="http://scikit-learn.org/stable/auto_examples/model_selection/plot_precision_recall.html" text:style-name="Internet_20_link" text:visited-style-name="Visited_20_Internet_20_Link"><text:span text:style-name="T6">http://scikit-learn.org/stable/auto_examples/model_selection/plot_precision_recall.html</text:span></text:a></text:p>
      <text:p text:style-name="P11"><text:a xlink:type="simple" xlink:href="https://en.wikipedia.org/wiki/False_positives_and_false_negatives" text:style-name="Internet_20_link" text:visited-style-name="Visited_20_Internet_20_Link"><text:span text:style-name="T6">https://en.wikipedia.org/wiki/False_positives_and_false_negatives</text:span></text:a></text:p>
      <text:p text:style-name="P11"><text:a xlink:type="simple" xlink:href="http://r-statistics.co/Linear-Regression.html" text:style-name="Internet_20_link" text:visited-style-name="Visited_20_Internet_20_Link"><text:span text:style-name="T6">http://r-statistics.co/Linear-Regression.html</text:span></text:a></text:p>
      <text:p text:style-name="P3"><text:bookmark text:name="docs-internal-guid-57af18e0-e13e-6403-7cbb-5965eec950ff"/></text:p>
      <text:p text:style-name="P12">Entropy-new information in the data</text:p>
      <text:p text:style-name="P11"><text:a xlink:type="simple" xlink:href="https://en.wikipedia.org/wiki/K-means_clustering" text:style-name="Internet_20_link" text:visited-style-name="Visited_20_Internet_20_Link"><text:span text:style-name="T6">https://en.wikipedia.org/wiki/K-means_clustering</text:span></text:a></text:p>
      <text:p text:style-name="P12">K means clustering</text:p>
      <text:p text:style-name="P12">Convergence of an algo-whether the algo will stop &amp; give us a result</text:p>
      <text:p text:style-name="P11"><text:a xlink:type="simple" xlink:href="https://www.datascience.com/blog/k-means-clustering" text:style-name="Internet_20_link" text:visited-style-name="Visited_20_Internet_20_Link"><text:span text:style-name="T6">https://www.datascience.com/blog/k-means-clustering</text:span></text:a></text:p>
      <text:p text:style-name="P11"><text:a xlink:type="simple" xlink:href="http://scikit-learn.org/stable/modules/generated/sklearn.cluster.KMeans.html" text:style-name="Internet_20_link" text:visited-style-name="Visited_20_Internet_20_Link"><text:span text:style-name="T6">http://scikit-learn.org/stable/modules/generated/sklearn.cluster.KMeans.html</text:span></text:a></text:p>
      <text:p text:style-name="P3"/>
      <text:p text:style-name="P5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23:28:42.299051526</meta:creation-date>
    <dc:date>2018-01-10T23:35:30.818835879</dc:date>
    <meta:editing-duration>PT6M49S</meta:editing-duration>
    <meta:editing-cycles>1</meta:editing-cycles>
    <meta:document-statistic meta:table-count="0" meta:image-count="0" meta:object-count="0" meta:page-count="1" meta:paragraph-count="24" meta:word-count="46" meta:character-count="831" meta:non-whitespace-character-count="807"/>
    <meta:generator>LibreOffice/5.4.2.2$Linux_X86_64 LibreOffice_project/40m0$Build-2</meta:generator>
  </office:meta>
</office:document-meta>
</file>